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e9e" officeooo:paragraph-rsid="00001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e super heróis</text:p>
      <text:p text:style-name="P1">Pode ser que a aplicação de problemas com a região. Checar o aws configure pelo cmd (Configuração do IAM). Checar a região do dynamo d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2-05T21:08:53.462000000</dc:date>
    <meta:editing-duration>PT1M49S</meta:editing-duration>
    <meta:editing-cycles>1</meta:editing-cycles>
    <meta:document-statistic meta:table-count="0" meta:image-count="0" meta:object-count="0" meta:page-count="1" meta:paragraph-count="2" meta:word-count="29" meta:character-count="155" meta:non-whitespace-character-count="128"/>
  </office:meta>
</office:document-meta>
</file>